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075in"/>
    </style:style>
    <style:style style:name="co3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office:value-type="string">
            <text:p>Prob (%)</text:p>
          </table:table-cell>
          <table:table-cell table:style-name="Default" office:value-type="string">
            <text:p>Odds</text:p>
          </table:table-cell>
          <table:table-cell table:style-name="Default" office:value-type="string">
            <text:p>LN</text:p>
          </table:table-cell>
          <table:table-cell table:style-name="Default" office:value-type="string">
            <text:p>Log2</text:p>
          </table:table-cell>
          <table:table-cell/>
          <table:table-cell office:value-type="string">
            <text:p>Prob (%)</text:p>
          </table:table-cell>
          <table:table-cell office:value-type="string">
            <text:p>Odds</text:p>
          </table:table-cell>
          <table:table-cell office:value-type="string">
            <text:p>LN</text:p>
          </table:table-cell>
          <table:table-cell office:value-type="string">
            <text:p>Log2</text:p>
          </table:table-cell>
        </table:table-row>
        <table:table-row table:style-name="ro2">
          <table:table-cell/>
          <table:table-cell office:value-type="float" office:value="0.0001">
            <text:p>0.0001</text:p>
          </table:table-cell>
          <table:table-cell table:formula="of:=([.B3]/100)/(1-([.B3]/100))" office:value-type="float" office:value="0.000001000001000001">
            <text:p>0.0000</text:p>
          </table:table-cell>
          <table:table-cell table:formula="of:=LN([.C3])" office:value-type="float" office:value="-13.8155095579638">
            <text:p>-13.8155</text:p>
          </table:table-cell>
          <table:table-cell table:formula="of:=LOG([.C3];2)" office:value-type="float" office:value="-19.9315671266284">
            <text:p>-19.9316</text:p>
          </table:table-cell>
          <table:table-cell/>
          <table:table-cell office:value-type="float" office:value="1.5">
            <text:p>1.5</text:p>
          </table:table-cell>
          <table:table-cell table:style-name="ce1" table:formula="of:=([.G3]/100)/(1-([.G3]/100))" office:value-type="float" office:value="0.0152284263959391">
            <text:p>0.0152</text:p>
          </table:table-cell>
          <table:table-cell table:style-name="ce1" table:formula="of:=LN([.H3])" office:value-type="float" office:value="-4.18459144006988">
            <text:p>-4.1846</text:p>
          </table:table-cell>
          <table:table-cell table:style-name="ce1" table:formula="of:=LOG([.H3];2)" office:value-type="float" office:value="-6.03708931873522">
            <text:p>-6.037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([.B4]/100)/(1-([.B4]/100))" office:value-type="float" office:value="0.0101010101010101">
            <text:p>0.0101</text:p>
          </table:table-cell>
          <table:table-cell table:formula="of:=LN([.C4])" office:value-type="float" office:value="-4.59511985013459">
            <text:p>-4.5951</text:p>
          </table:table-cell>
          <table:table-cell table:formula="of:=LOG([.C4];2)" office:value-type="float" office:value="-6.62935662007961">
            <text:p>-6.6294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([.B5]/100)/(1-([.B5]/100))" office:value-type="float" office:value="0.0204081632653061">
            <text:p>0.0204</text:p>
          </table:table-cell>
          <table:table-cell table:formula="of:=LN([.C5])" office:value-type="float" office:value="-3.89182029811063">
            <text:p>-3.8918</text:p>
          </table:table-cell>
          <table:table-cell table:formula="of:=LOG([.C5];2)" office:value-type="float" office:value="-5.61470984411521">
            <text:p>-5.61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f:=([.B6]/100)/(1-([.B6]/100))" office:value-type="float" office:value="0.0309278350515464">
            <text:p>0.0309</text:p>
          </table:table-cell>
          <table:table-cell table:formula="of:=LN([.C6])" office:value-type="float" office:value="-3.47609868983527">
            <text:p>-3.4761</text:p>
          </table:table-cell>
          <table:table-cell table:formula="of:=LOG([.C6];2)" office:value-type="float" office:value="-5.01495034146597">
            <text:p>-5.01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>
            <text:p>4</text:p>
          </table:table-cell>
          <table:table-cell table:formula="of:=([.B7]/100)/(1-([.B7]/100))" office:value-type="float" office:value="0.0416666666666667">
            <text:p>0.0417</text:p>
          </table:table-cell>
          <table:table-cell table:formula="of:=LN([.C7])" office:value-type="float" office:value="-3.17805383034795">
            <text:p>-3.1781</text:p>
          </table:table-cell>
          <table:table-cell table:formula="of:=LOG([.C7];2)" office:value-type="float" office:value="-4.58496250072116">
            <text:p>-4.58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>
            <text:p>5</text:p>
          </table:table-cell>
          <table:table-cell table:formula="of:=([.B8]/100)/(1-([.B8]/100))" office:value-type="float" office:value="0.0526315789473684">
            <text:p>0.0526</text:p>
          </table:table-cell>
          <table:table-cell table:formula="of:=LN([.C8])" office:value-type="float" office:value="-2.94443897916644">
            <text:p>-2.9444</text:p>
          </table:table-cell>
          <table:table-cell table:formula="of:=LOG([.C8];2)" office:value-type="float" office:value="-4.24792751344359">
            <text:p>-4.24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>
            <text:p>6</text:p>
          </table:table-cell>
          <table:table-cell table:formula="of:=([.B9]/100)/(1-([.B9]/100))" office:value-type="float" office:value="0.0638297872340425">
            <text:p>0.0638</text:p>
          </table:table-cell>
          <table:table-cell table:formula="of:=LN([.C9])" office:value-type="float" office:value="-2.75153531304195">
            <text:p>-2.7515</text:p>
          </table:table-cell>
          <table:table-cell table:formula="of:=LOG([.C9];2)" office:value-type="float" office:value="-3.96962635095648">
            <text:p>-3.969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>
            <text:p>7</text:p>
          </table:table-cell>
          <table:table-cell table:formula="of:=([.B10]/100)/(1-([.B10]/100))" office:value-type="float" office:value="0.0752688172043011">
            <text:p>0.0753</text:p>
          </table:table-cell>
          <table:table-cell table:formula="of:=LN([.C10])" office:value-type="float" office:value="-2.58668934409794">
            <text:p>-2.5867</text:p>
          </table:table-cell>
          <table:table-cell table:formula="of:=LOG([.C10];2)" office:value-type="float" office:value="-3.73180388905043">
            <text:p>-3.7318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>
            <text:p>8</text:p>
          </table:table-cell>
          <table:table-cell table:formula="of:=([.B11]/100)/(1-([.B11]/100))" office:value-type="float" office:value="0.0869565217391304">
            <text:p>0.0870</text:p>
          </table:table-cell>
          <table:table-cell table:formula="of:=LN([.C11])" office:value-type="float" office:value="-2.4423470353692">
            <text:p>-2.4423</text:p>
          </table:table-cell>
          <table:table-cell table:formula="of:=LOG([.C11];2)" office:value-type="float" office:value="-3.52356195605701">
            <text:p>-3.5236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>
            <text:p>9</text:p>
          </table:table-cell>
          <table:table-cell table:formula="of:=([.B12]/100)/(1-([.B12]/100))" office:value-type="float" office:value="0.0989010989010989">
            <text:p>0.0989</text:p>
          </table:table-cell>
          <table:table-cell table:formula="of:=LN([.C12])" office:value-type="float" office:value="-2.31363492918063">
            <text:p>-2.3136</text:p>
          </table:table-cell>
          <table:table-cell table:formula="of:=LOG([.C12];2)" office:value-type="float" office:value="-3.33786963875638">
            <text:p>-3.33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>
            <text:p>10</text:p>
          </table:table-cell>
          <table:table-cell table:formula="of:=([.B13]/100)/(1-([.B13]/100))" office:value-type="float" office:value="0.111111111111111">
            <text:p>0.1111</text:p>
          </table:table-cell>
          <table:table-cell table:formula="of:=LN([.C13])" office:value-type="float" office:value="-2.19722457733622">
            <text:p>-2.1972</text:p>
          </table:table-cell>
          <table:table-cell table:formula="of:=LOG([.C13];2)" office:value-type="float" office:value="-3.16992500144231">
            <text:p>-3.169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>
            <text:p>11</text:p>
          </table:table-cell>
          <table:table-cell table:formula="of:=([.B14]/100)/(1-([.B14]/100))" office:value-type="float" office:value="0.123595505617978">
            <text:p>0.1236</text:p>
          </table:table-cell>
          <table:table-cell table:formula="of:=LN([.C14])" office:value-type="float" office:value="-2.09074109693377">
            <text:p>-2.0907</text:p>
          </table:table-cell>
          <table:table-cell table:formula="of:=LOG([.C14];2)" office:value-type="float" office:value="-3.0163018123291">
            <text:p>-3.01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">
            <text:p>12</text:p>
          </table:table-cell>
          <table:table-cell table:formula="of:=([.B15]/100)/(1-([.B15]/100))" office:value-type="float" office:value="0.136363636363636">
            <text:p>0.1364</text:p>
          </table:table-cell>
          <table:table-cell table:formula="of:=LN([.C15])" office:value-type="float" office:value="-1.99243016469021">
            <text:p>-1.9924</text:p>
          </table:table-cell>
          <table:table-cell table:formula="of:=LOG([.C15];2)" office:value-type="float" office:value="-2.87446911791614">
            <text:p>-2.87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>
            <text:p>13</text:p>
          </table:table-cell>
          <table:table-cell table:formula="of:=([.B16]/100)/(1-([.B16]/100))" office:value-type="float" office:value="0.149425287356322">
            <text:p>0.1494</text:p>
          </table:table-cell>
          <table:table-cell table:formula="of:=LN([.C16])" office:value-type="float" office:value="-1.90095876119305">
            <text:p>-1.9010</text:p>
          </table:table-cell>
          <table:table-cell table:formula="of:=LOG([.C16];2)" office:value-type="float" office:value="-2.74250377770764">
            <text:p>-2.74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>
            <text:p>14</text:p>
          </table:table-cell>
          <table:table-cell table:formula="of:=([.B17]/100)/(1-([.B17]/100))" office:value-type="float" office:value="0.162790697674419">
            <text:p>0.1628</text:p>
          </table:table-cell>
          <table:table-cell table:formula="of:=LN([.C17])" office:value-type="float" office:value="-1.81528996663825">
            <text:p>-1.8153</text:p>
          </table:table-cell>
          <table:table-cell table:formula="of:=LOG([.C17];2)" office:value-type="float" office:value="-2.61890983264449">
            <text:p>-2.618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>
            <text:p>15</text:p>
          </table:table-cell>
          <table:table-cell table:formula="of:=([.B18]/100)/(1-([.B18]/100))" office:value-type="float" office:value="0.176470588235294">
            <text:p>0.1765</text:p>
          </table:table-cell>
          <table:table-cell table:formula="of:=LN([.C18])" office:value-type="float" office:value="-1.73460105538811">
            <text:p>-1.7346</text:p>
          </table:table-cell>
          <table:table-cell table:formula="of:=LOG([.C18];2)" office:value-type="float" office:value="-2.50250034052918">
            <text:p>-2.5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>
            <text:p>16</text:p>
          </table:table-cell>
          <table:table-cell table:formula="of:=([.B19]/100)/(1-([.B19]/100))" office:value-type="float" office:value="0.190476190476191">
            <text:p>0.1905</text:p>
          </table:table-cell>
          <table:table-cell table:formula="of:=LN([.C19])" office:value-type="float" office:value="-1.65822807660353">
            <text:p>-1.6582</text:p>
          </table:table-cell>
          <table:table-cell table:formula="of:=LOG([.C19];2)" office:value-type="float" office:value="-2.39231742277876">
            <text:p>-2.39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>
            <text:p>17</text:p>
          </table:table-cell>
          <table:table-cell table:formula="of:=([.B20]/100)/(1-([.B20]/100))" office:value-type="float" office:value="0.204819277108434">
            <text:p>0.2048</text:p>
          </table:table-cell>
          <table:table-cell table:formula="of:=LN([.C20])" office:value-type="float" office:value="-1.58562726374038">
            <text:p>-1.5856</text:p>
          </table:table-cell>
          <table:table-cell table:formula="of:=LOG([.C20];2)" office:value-type="float" office:value="-2.28757659009658">
            <text:p>-2.2876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>
            <text:p>18</text:p>
          </table:table-cell>
          <table:table-cell table:formula="of:=([.B21]/100)/(1-([.B21]/100))" office:value-type="float" office:value="0.219512195121951">
            <text:p>0.2195</text:p>
          </table:table-cell>
          <table:table-cell table:formula="of:=LN([.C21])" office:value-type="float" office:value="-1.51634748936809">
            <text:p>-1.5163</text:p>
          </table:table-cell>
          <table:table-cell table:formula="of:=LOG([.C21];2)" office:value-type="float" office:value="-2.18762700317577">
            <text:p>-2.1876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>
            <text:p>19</text:p>
          </table:table-cell>
          <table:table-cell table:formula="of:=([.B22]/100)/(1-([.B22]/100))" office:value-type="float" office:value="0.234567901234568">
            <text:p>0.2346</text:p>
          </table:table-cell>
          <table:table-cell table:formula="of:=LN([.C22])" office:value-type="float" office:value="-1.450010175506">
            <text:p>-1.4500</text:p>
          </table:table-cell>
          <table:table-cell table:formula="of:=LOG([.C22];2)" office:value-type="float" office:value="-2.09192248944104">
            <text:p>-2.09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>
            <text:p>20</text:p>
          </table:table-cell>
          <table:table-cell table:formula="of:=([.B23]/100)/(1-([.B23]/100))" office:value-type="float" office:value="0.25">
            <text:p>0.2500</text:p>
          </table:table-cell>
          <table:table-cell table:formula="of:=LN([.C23])" office:value-type="float" office:value="-1.38629436111989">
            <text:p>-1.3863</text:p>
          </table:table-cell>
          <table:table-cell table:formula="of:=LOG([.C23];2)" office:value-type="float" office:value="-2">
            <text:p>-2.00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>
            <text:p>21</text:p>
          </table:table-cell>
          <table:table-cell table:formula="of:=([.B24]/100)/(1-([.B24]/100))" office:value-type="float" office:value="0.265822784810127">
            <text:p>0.2658</text:p>
          </table:table-cell>
          <table:table-cell table:formula="of:=LN([.C24])" office:value-type="float" office:value="-1.3249254147436">
            <text:p>-1.3249</text:p>
          </table:table-cell>
          <table:table-cell table:formula="of:=LOG([.C24];2)" office:value-type="float" office:value="-1.91146332539834">
            <text:p>-1.91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>
            <text:p>22</text:p>
          </table:table-cell>
          <table:table-cell table:formula="of:=([.B25]/100)/(1-([.B25]/100))" office:value-type="float" office:value="0.282051282051282">
            <text:p>0.2821</text:p>
          </table:table-cell>
          <table:table-cell table:formula="of:=LN([.C25])" office:value-type="float" office:value="-1.26566637333128">
            <text:p>-1.2657</text:p>
          </table:table-cell>
          <table:table-cell table:formula="of:=LOG([.C25];2)" office:value-type="float" office:value="-1.82597060022495">
            <text:p>-1.82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>
            <text:p>23</text:p>
          </table:table-cell>
          <table:table-cell table:formula="of:=([.B26]/100)/(1-([.B26]/100))" office:value-type="float" office:value="0.298701298701299">
            <text:p>0.2987</text:p>
          </table:table-cell>
          <table:table-cell table:formula="of:=LN([.C26])" office:value-type="float" office:value="-1.20831120592453">
            <text:p>-1.2083</text:p>
          </table:table-cell>
          <table:table-cell table:formula="of:=LOG([.C26];2)" office:value-type="float" office:value="-1.74322458463789">
            <text:p>-1.743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>
            <text:p>24</text:p>
          </table:table-cell>
          <table:table-cell table:formula="of:=([.B27]/100)/(1-([.B27]/100))" office:value-type="float" office:value="0.31578947368421">
            <text:p>0.3158</text:p>
          </table:table-cell>
          <table:table-cell table:formula="of:=LN([.C27])" office:value-type="float" office:value="-1.15267950993839">
            <text:p>-1.1527</text:p>
          </table:table-cell>
          <table:table-cell table:formula="of:=LOG([.C27];2)" office:value-type="float" office:value="-1.66296501272243">
            <text:p>-1.66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>
            <text:p>25</text:p>
          </table:table-cell>
          <table:table-cell table:formula="of:=([.B28]/100)/(1-([.B28]/100))" office:value-type="float" office:value="0.333333333333333">
            <text:p>0.3333</text:p>
          </table:table-cell>
          <table:table-cell table:formula="of:=LN([.C28])" office:value-type="float" office:value="-1.09861228866811">
            <text:p>-1.0986</text:p>
          </table:table-cell>
          <table:table-cell table:formula="of:=LOG([.C28];2)" office:value-type="float" office:value="-1.58496250072116">
            <text:p>-1.58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>
            <text:p>26</text:p>
          </table:table-cell>
          <table:table-cell table:formula="of:=([.B29]/100)/(1-([.B29]/100))" office:value-type="float" office:value="0.351351351351351">
            <text:p>0.3514</text:p>
          </table:table-cell>
          <table:table-cell table:formula="of:=LN([.C29])" office:value-type="float" office:value="-1.04596855518269">
            <text:p>-1.0460</text:p>
          </table:table-cell>
          <table:table-cell table:formula="of:=LOG([.C29];2)" office:value-type="float" office:value="-1.50901364748786">
            <text:p>-1.509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>
            <text:p>27</text:p>
          </table:table-cell>
          <table:table-cell table:formula="of:=([.B30]/100)/(1-([.B30]/100))" office:value-type="float" office:value="0.36986301369863">
            <text:p>0.3699</text:p>
          </table:table-cell>
          <table:table-cell table:formula="of:=LN([.C30])" office:value-type="float" office:value="-0.994622575144062">
            <text:p>-0.9946</text:p>
          </table:table-cell>
          <table:table-cell table:formula="of:=LOG([.C30];2)" office:value-type="float" office:value="-1.43493705671655">
            <text:p>-1.43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>
            <text:p>28</text:p>
          </table:table-cell>
          <table:table-cell table:formula="of:=([.B31]/100)/(1-([.B31]/100))" office:value-type="float" office:value="0.388888888888889">
            <text:p>0.3889</text:p>
          </table:table-cell>
          <table:table-cell table:formula="of:=LN([.C31])" office:value-type="float" office:value="-0.944461608840851">
            <text:p>-0.9445</text:p>
          </table:table-cell>
          <table:table-cell table:formula="of:=LOG([.C31];2)" office:value-type="float" office:value="-1.36257007938471">
            <text:p>-1.3626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>
            <text:p>29</text:p>
          </table:table-cell>
          <table:table-cell table:formula="of:=([.B32]/100)/(1-([.B32]/100))" office:value-type="float" office:value="0.408450704225352">
            <text:p>0.4085</text:p>
          </table:table-cell>
          <table:table-cell table:formula="of:=LN([.C32])" office:value-type="float" office:value="-0.895384047054841">
            <text:p>-0.8954</text:p>
          </table:table-cell>
          <table:table-cell table:formula="of:=LOG([.C32];2)" office:value-type="float" office:value="-1.29176612437711">
            <text:p>-1.2918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>
            <text:p>30</text:p>
          </table:table-cell>
          <table:table-cell table:formula="of:=([.B33]/100)/(1-([.B33]/100))" office:value-type="float" office:value="0.428571428571429">
            <text:p>0.4286</text:p>
          </table:table-cell>
          <table:table-cell table:formula="of:=LN([.C33])" office:value-type="float" office:value="-0.847297860387203">
            <text:p>-0.8473</text:p>
          </table:table-cell>
          <table:table-cell table:formula="of:=LOG([.C33];2)" office:value-type="float" office:value="-1.22239242133645">
            <text:p>-1.22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>
            <text:p>31</text:p>
          </table:table-cell>
          <table:table-cell table:formula="of:=([.B34]/100)/(1-([.B34]/100))" office:value-type="float" office:value="0.449275362318841">
            <text:p>0.4493</text:p>
          </table:table-cell>
          <table:table-cell table:formula="of:=LN([.C34])" office:value-type="float" office:value="-0.800119300112113">
            <text:p>-0.8001</text:p>
          </table:table-cell>
          <table:table-cell table:formula="of:=LOG([.C34];2)" office:value-type="float" office:value="-1.15432814639129">
            <text:p>-1.154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">
            <text:p>32</text:p>
          </table:table-cell>
          <table:table-cell table:formula="of:=([.B35]/100)/(1-([.B35]/100))" office:value-type="float" office:value="0.470588235294118">
            <text:p>0.4706</text:p>
          </table:table-cell>
          <table:table-cell table:formula="of:=LN([.C35])" office:value-type="float" office:value="-0.75377180237638">
            <text:p>-0.7538</text:p>
          </table:table-cell>
          <table:table-cell table:formula="of:=LOG([.C35];2)" office:value-type="float" office:value="-1.08746284125034">
            <text:p>-1.0875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>
            <text:p>33</text:p>
          </table:table-cell>
          <table:table-cell table:formula="of:=([.B36]/100)/(1-([.B36]/100))" office:value-type="float" office:value="0.492537313432836">
            <text:p>0.4925</text:p>
          </table:table-cell>
          <table:table-cell table:formula="of:=LN([.C36])" office:value-type="float" office:value="-0.708185057924486">
            <text:p>-0.7082</text:p>
          </table:table-cell>
          <table:table-cell table:formula="of:=LOG([.C36];2)" office:value-type="float" office:value="-1.02169507109932">
            <text:p>-1.02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>
            <text:p>34</text:p>
          </table:table-cell>
          <table:table-cell table:formula="of:=([.B37]/100)/(1-([.B37]/100))" office:value-type="float" office:value="0.515151515151515">
            <text:p>0.5152</text:p>
          </table:table-cell>
          <table:table-cell table:formula="of:=LN([.C37])" office:value-type="float" office:value="-0.663294217410264">
            <text:p>-0.6633</text:p>
          </table:table-cell>
          <table:table-cell table:formula="of:=LOG([.C37];2)" office:value-type="float" office:value="-0.956931278108114">
            <text:p>-0.95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>
            <text:p>35</text:p>
          </table:table-cell>
          <table:table-cell table:formula="of:=([.B38]/100)/(1-([.B38]/100))" office:value-type="float" office:value="0.538461538461538">
            <text:p>0.5385</text:p>
          </table:table-cell>
          <table:table-cell table:formula="of:=LN([.C38])" office:value-type="float" office:value="-0.619039208406223">
            <text:p>-0.6190</text:p>
          </table:table-cell>
          <table:table-cell table:formula="of:=LOG([.C38];2)" office:value-type="float" office:value="-0.893084796083488">
            <text:p>-0.89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>
            <text:p>36</text:p>
          </table:table-cell>
          <table:table-cell table:formula="of:=([.B39]/100)/(1-([.B39]/100))" office:value-type="float" office:value="0.5625">
            <text:p>0.5625</text:p>
          </table:table-cell>
          <table:table-cell table:formula="of:=LN([.C39])" office:value-type="float" office:value="-0.575364144903562">
            <text:p>-0.5754</text:p>
          </table:table-cell>
          <table:table-cell table:formula="of:=LOG([.C39];2)" office:value-type="float" office:value="-0.830074998557688">
            <text:p>-0.83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>
            <text:p>37</text:p>
          </table:table-cell>
          <table:table-cell table:formula="of:=([.B40]/100)/(1-([.B40]/100))" office:value-type="float" office:value="0.587301587301587">
            <text:p>0.5873</text:p>
          </table:table-cell>
          <table:table-cell table:formula="of:=LN([.C40])" office:value-type="float" office:value="-0.532216813747308">
            <text:p>-0.5322</text:p>
          </table:table-cell>
          <table:table-cell table:formula="of:=LOG([.C40];2)" office:value-type="float" office:value="-0.767826557870967">
            <text:p>-0.7678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>
            <text:p>38</text:p>
          </table:table-cell>
          <table:table-cell table:formula="of:=([.B41]/100)/(1-([.B41]/100))" office:value-type="float" office:value="0.612903225806452">
            <text:p>0.6129</text:p>
          </table:table-cell>
          <table:table-cell table:formula="of:=LN([.C41])" office:value-type="float" office:value="-0.489548225318706">
            <text:p>-0.4895</text:p>
          </table:table-cell>
          <table:table-cell table:formula="of:=LOG([.C41];2)" office:value-type="float" office:value="-0.70626879694329">
            <text:p>-0.70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>
            <text:p>39</text:p>
          </table:table-cell>
          <table:table-cell table:formula="of:=([.B42]/100)/(1-([.B42]/100))" office:value-type="float" office:value="0.639344262295082">
            <text:p>0.6393</text:p>
          </table:table-cell>
          <table:table-cell table:formula="of:=LN([.C42])" office:value-type="float" office:value="-0.447312218043665">
            <text:p>-0.4473</text:p>
          </table:table-cell>
          <table:table-cell table:formula="of:=LOG([.C42];2)" office:value-type="float" office:value="-0.645335118700638">
            <text:p>-0.6453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>
            <text:p>40</text:p>
          </table:table-cell>
          <table:table-cell table:formula="of:=([.B43]/100)/(1-([.B43]/100))" office:value-type="float" office:value="0.666666666666667">
            <text:p>0.6667</text:p>
          </table:table-cell>
          <table:table-cell table:formula="of:=LN([.C43])" office:value-type="float" office:value="-0.405465108108164">
            <text:p>-0.4055</text:p>
          </table:table-cell>
          <table:table-cell table:formula="of:=LOG([.C43];2)" office:value-type="float" office:value="-0.584962500721156">
            <text:p>-0.58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>
            <text:p>41</text:p>
          </table:table-cell>
          <table:table-cell table:formula="of:=([.B44]/100)/(1-([.B44]/100))" office:value-type="float" office:value="0.694915254237288">
            <text:p>0.6949</text:p>
          </table:table-cell>
          <table:table-cell table:formula="of:=LN([.C44])" office:value-type="float" office:value="-0.363965377201412">
            <text:p>-0.3640</text:p>
          </table:table-cell>
          <table:table-cell table:formula="of:=LOG([.C44];2)" office:value-type="float" office:value="-0.525091044743758">
            <text:p>-0.52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>
            <text:p>42</text:p>
          </table:table-cell>
          <table:table-cell table:formula="of:=([.B45]/100)/(1-([.B45]/100))" office:value-type="float" office:value="0.724137931034483">
            <text:p>0.7241</text:p>
          </table:table-cell>
          <table:table-cell table:formula="of:=LN([.C45])" office:value-type="float" office:value="-0.322773392263051">
            <text:p>-0.3228</text:p>
          </table:table-cell>
          <table:table-cell table:formula="of:=LOG([.C45];2)" office:value-type="float" office:value="-0.465663572348812">
            <text:p>-0.4657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>
            <text:p>43</text:p>
          </table:table-cell>
          <table:table-cell table:formula="of:=([.B46]/100)/(1-([.B46]/100))" office:value-type="float" office:value="0.754385964912281">
            <text:p>0.7544</text:p>
          </table:table-cell>
          <table:table-cell table:formula="of:=LN([.C46])" office:value-type="float" office:value="-0.281851152140988">
            <text:p>-0.2819</text:p>
          </table:table-cell>
          <table:table-cell table:formula="of:=LOG([.C46];2)" office:value-type="float" office:value="-0.406625259462644">
            <text:p>-0.4066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>
            <text:p>44</text:p>
          </table:table-cell>
          <table:table-cell table:formula="of:=([.B47]/100)/(1-([.B47]/100))" office:value-type="float" office:value="0.785714285714286">
            <text:p>0.7857</text:p>
          </table:table-cell>
          <table:table-cell table:formula="of:=LN([.C47])" office:value-type="float" office:value="-0.241162056816888">
            <text:p>-0.2412</text:p>
          </table:table-cell>
          <table:table-cell table:formula="of:=LOG([.C47];2)" office:value-type="float" office:value="-0.347923303420307">
            <text:p>-0.34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>
            <text:p>45</text:p>
          </table:table-cell>
          <table:table-cell table:formula="of:=([.B48]/100)/(1-([.B48]/100))" office:value-type="float" office:value="0.818181818181818">
            <text:p>0.8182</text:p>
          </table:table-cell>
          <table:table-cell table:formula="of:=LN([.C48])" office:value-type="float" office:value="-0.200670695462151">
            <text:p>-0.2007</text:p>
          </table:table-cell>
          <table:table-cell table:formula="of:=LOG([.C48];2)" office:value-type="float" office:value="-0.289506617194985">
            <text:p>-0.2895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>
            <text:p>46</text:p>
          </table:table-cell>
          <table:table-cell table:formula="of:=([.B49]/100)/(1-([.B49]/100))" office:value-type="float" office:value="0.851851851851852">
            <text:p>0.8519</text:p>
          </table:table-cell>
          <table:table-cell table:formula="of:=LN([.C49])" office:value-type="float" office:value="-0.160342650075179">
            <text:p>-0.1603</text:p>
          </table:table-cell>
          <table:table-cell table:formula="of:=LOG([.C49];2)" office:value-type="float" office:value="-0.231325546106456">
            <text:p>-0.23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>
            <text:p>47</text:p>
          </table:table-cell>
          <table:table-cell table:formula="of:=([.B50]/100)/(1-([.B50]/100))" office:value-type="float" office:value="0.886792452830189">
            <text:p>0.8868</text:p>
          </table:table-cell>
          <table:table-cell table:formula="of:=LN([.C50])" office:value-type="float" office:value="-0.120144311842063">
            <text:p>-0.1201</text:p>
          </table:table-cell>
          <table:table-cell table:formula="of:=LOG([.C50];2)" office:value-type="float" office:value="-0.173331602885562">
            <text:p>-0.17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">
            <text:p>48</text:p>
          </table:table-cell>
          <table:table-cell table:formula="of:=([.B51]/100)/(1-([.B51]/100))" office:value-type="float" office:value="0.923076923076923">
            <text:p>0.9231</text:p>
          </table:table-cell>
          <table:table-cell table:formula="of:=LN([.C51])" office:value-type="float" office:value="-0.0800427076735365">
            <text:p>-0.0800</text:p>
          </table:table-cell>
          <table:table-cell table:formula="of:=LOG([.C51];2)" office:value-type="float" office:value="-0.115477217419936">
            <text:p>-0.11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>
            <text:p>49</text:p>
          </table:table-cell>
          <table:table-cell table:formula="of:=([.B52]/100)/(1-([.B52]/100))" office:value-type="float" office:value="0.96078431372549">
            <text:p>0.9608</text:p>
          </table:table-cell>
          <table:table-cell table:formula="of:=LN([.C52])" office:value-type="float" office:value="-0.0400053346136992">
            <text:p>-0.0400</text:p>
          </table:table-cell>
          <table:table-cell table:formula="of:=LOG([.C52];2)" office:value-type="float" office:value="-0.0577154978562875">
            <text:p>-0.0577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>
            <text:p>50</text:p>
          </table:table-cell>
          <table:table-cell table:formula="of:=([.B53]/100)/(1-([.B53]/100))" office:value-type="float" office:value="1">
            <text:p>1.0000</text:p>
          </table:table-cell>
          <table:table-cell table:formula="of:=LN([.C53])" office:value-type="float" office:value="0">
            <text:p>0.0000</text:p>
          </table:table-cell>
          <table:table-cell table:formula="of:=LOG([.C53];2)" office:value-type="float" office:value="0">
            <text:p>0.00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>
            <text:p>51</text:p>
          </table:table-cell>
          <table:table-cell table:formula="of:=([.B54]/100)/(1-([.B54]/100))" office:value-type="float" office:value="1.04081632653061">
            <text:p>1.0408</text:p>
          </table:table-cell>
          <table:table-cell table:formula="of:=LN([.C54])" office:value-type="float" office:value="0.0400053346136992">
            <text:p>0.0400</text:p>
          </table:table-cell>
          <table:table-cell table:formula="of:=LOG([.C54];2)" office:value-type="float" office:value="0.0577154978562874">
            <text:p>0.0577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>
            <text:p>52</text:p>
          </table:table-cell>
          <table:table-cell table:formula="of:=([.B55]/100)/(1-([.B55]/100))" office:value-type="float" office:value="1.08333333333333">
            <text:p>1.0833</text:p>
          </table:table-cell>
          <table:table-cell table:formula="of:=LN([.C55])" office:value-type="float" office:value="0.0800427076735366">
            <text:p>0.0800</text:p>
          </table:table-cell>
          <table:table-cell table:formula="of:=LOG([.C55];2)" office:value-type="float" office:value="0.115477217419936">
            <text:p>0.11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>
            <text:p>53</text:p>
          </table:table-cell>
          <table:table-cell table:formula="of:=([.B56]/100)/(1-([.B56]/100))" office:value-type="float" office:value="1.12765957446809">
            <text:p>1.1277</text:p>
          </table:table-cell>
          <table:table-cell table:formula="of:=LN([.C56])" office:value-type="float" office:value="0.120144311842063">
            <text:p>0.1201</text:p>
          </table:table-cell>
          <table:table-cell table:formula="of:=LOG([.C56];2)" office:value-type="float" office:value="0.173331602885562">
            <text:p>0.17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>
            <text:p>54</text:p>
          </table:table-cell>
          <table:table-cell table:formula="of:=([.B57]/100)/(1-([.B57]/100))" office:value-type="float" office:value="1.17391304347826">
            <text:p>1.1739</text:p>
          </table:table-cell>
          <table:table-cell table:formula="of:=LN([.C57])" office:value-type="float" office:value="0.160342650075179">
            <text:p>0.1603</text:p>
          </table:table-cell>
          <table:table-cell table:formula="of:=LOG([.C57];2)" office:value-type="float" office:value="0.231325546106456">
            <text:p>0.23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>
            <text:p>55</text:p>
          </table:table-cell>
          <table:table-cell table:formula="of:=([.B58]/100)/(1-([.B58]/100))" office:value-type="float" office:value="1.22222222222222">
            <text:p>1.2222</text:p>
          </table:table-cell>
          <table:table-cell table:formula="of:=LN([.C58])" office:value-type="float" office:value="0.200670695462151">
            <text:p>0.2007</text:p>
          </table:table-cell>
          <table:table-cell table:formula="of:=LOG([.C58];2)" office:value-type="float" office:value="0.289506617194985">
            <text:p>0.2895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>
            <text:p>56</text:p>
          </table:table-cell>
          <table:table-cell table:formula="of:=([.B59]/100)/(1-([.B59]/100))" office:value-type="float" office:value="1.27272727272727">
            <text:p>1.2727</text:p>
          </table:table-cell>
          <table:table-cell table:formula="of:=LN([.C59])" office:value-type="float" office:value="0.241162056816888">
            <text:p>0.2412</text:p>
          </table:table-cell>
          <table:table-cell table:formula="of:=LOG([.C59];2)" office:value-type="float" office:value="0.347923303420307">
            <text:p>0.34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>
            <text:p>57</text:p>
          </table:table-cell>
          <table:table-cell table:formula="of:=([.B60]/100)/(1-([.B60]/100))" office:value-type="float" office:value="1.32558139534884">
            <text:p>1.3256</text:p>
          </table:table-cell>
          <table:table-cell table:formula="of:=LN([.C60])" office:value-type="float" office:value="0.281851152140987">
            <text:p>0.2819</text:p>
          </table:table-cell>
          <table:table-cell table:formula="of:=LOG([.C60];2)" office:value-type="float" office:value="0.406625259462643">
            <text:p>0.4066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>
            <text:p>58</text:p>
          </table:table-cell>
          <table:table-cell table:formula="of:=([.B61]/100)/(1-([.B61]/100))" office:value-type="float" office:value="1.38095238095238">
            <text:p>1.3810</text:p>
          </table:table-cell>
          <table:table-cell table:formula="of:=LN([.C61])" office:value-type="float" office:value="0.322773392263051">
            <text:p>0.3228</text:p>
          </table:table-cell>
          <table:table-cell table:formula="of:=LOG([.C61];2)" office:value-type="float" office:value="0.465663572348812">
            <text:p>0.4657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>
            <text:p>59</text:p>
          </table:table-cell>
          <table:table-cell table:formula="of:=([.B62]/100)/(1-([.B62]/100))" office:value-type="float" office:value="1.4390243902439">
            <text:p>1.4390</text:p>
          </table:table-cell>
          <table:table-cell table:formula="of:=LN([.C62])" office:value-type="float" office:value="0.363965377201411">
            <text:p>0.3640</text:p>
          </table:table-cell>
          <table:table-cell table:formula="of:=LOG([.C62];2)" office:value-type="float" office:value="0.525091044743757">
            <text:p>0.52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>
            <text:p>60</text:p>
          </table:table-cell>
          <table:table-cell table:formula="of:=([.B63]/100)/(1-([.B63]/100))" office:value-type="float" office:value="1.5">
            <text:p>1.5000</text:p>
          </table:table-cell>
          <table:table-cell table:formula="of:=LN([.C63])" office:value-type="float" office:value="0.405465108108164">
            <text:p>0.4055</text:p>
          </table:table-cell>
          <table:table-cell table:formula="of:=LOG([.C63];2)" office:value-type="float" office:value="0.584962500721156">
            <text:p>0.58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>
            <text:p>61</text:p>
          </table:table-cell>
          <table:table-cell table:formula="of:=([.B64]/100)/(1-([.B64]/100))" office:value-type="float" office:value="1.56410256410256">
            <text:p>1.5641</text:p>
          </table:table-cell>
          <table:table-cell table:formula="of:=LN([.C64])" office:value-type="float" office:value="0.447312218043665">
            <text:p>0.4473</text:p>
          </table:table-cell>
          <table:table-cell table:formula="of:=LOG([.C64];2)" office:value-type="float" office:value="0.645335118700638">
            <text:p>0.645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>
            <text:p>62</text:p>
          </table:table-cell>
          <table:table-cell table:formula="of:=([.B65]/100)/(1-([.B65]/100))" office:value-type="float" office:value="1.63157894736842">
            <text:p>1.6316</text:p>
          </table:table-cell>
          <table:table-cell table:formula="of:=LN([.C65])" office:value-type="float" office:value="0.489548225318706">
            <text:p>0.4895</text:p>
          </table:table-cell>
          <table:table-cell table:formula="of:=LOG([.C65];2)" office:value-type="float" office:value="0.70626879694329">
            <text:p>0.70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>
            <text:p>63</text:p>
          </table:table-cell>
          <table:table-cell table:formula="of:=([.B66]/100)/(1-([.B66]/100))" office:value-type="float" office:value="1.7027027027027">
            <text:p>1.7027</text:p>
          </table:table-cell>
          <table:table-cell table:formula="of:=LN([.C66])" office:value-type="float" office:value="0.532216813747308">
            <text:p>0.5322</text:p>
          </table:table-cell>
          <table:table-cell table:formula="of:=LOG([.C66];2)" office:value-type="float" office:value="0.767826557870967">
            <text:p>0.767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">
            <text:p>64</text:p>
          </table:table-cell>
          <table:table-cell table:formula="of:=([.B67]/100)/(1-([.B67]/100))" office:value-type="float" office:value="1.77777777777778">
            <text:p>1.7778</text:p>
          </table:table-cell>
          <table:table-cell table:formula="of:=LN([.C67])" office:value-type="float" office:value="0.575364144903562">
            <text:p>0.5754</text:p>
          </table:table-cell>
          <table:table-cell table:formula="of:=LOG([.C67];2)" office:value-type="float" office:value="0.830074998557688">
            <text:p>0.83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">
            <text:p>65</text:p>
          </table:table-cell>
          <table:table-cell table:formula="of:=([.B68]/100)/(1-([.B68]/100))" office:value-type="float" office:value="1.85714285714286">
            <text:p>1.8571</text:p>
          </table:table-cell>
          <table:table-cell table:formula="of:=LN([.C68])" office:value-type="float" office:value="0.619039208406224">
            <text:p>0.6190</text:p>
          </table:table-cell>
          <table:table-cell table:formula="of:=LOG([.C68];2)" office:value-type="float" office:value="0.893084796083488">
            <text:p>0.89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>
            <text:p>66</text:p>
          </table:table-cell>
          <table:table-cell table:formula="of:=([.B69]/100)/(1-([.B69]/100))" office:value-type="float" office:value="1.94117647058824">
            <text:p>1.9412</text:p>
          </table:table-cell>
          <table:table-cell table:formula="of:=LN([.C69])" office:value-type="float" office:value="0.663294217410264">
            <text:p>0.6633</text:p>
          </table:table-cell>
          <table:table-cell table:formula="of:=LOG([.C69];2)" office:value-type="float" office:value="0.956931278108114">
            <text:p>0.95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>
            <text:p>67</text:p>
          </table:table-cell>
          <table:table-cell table:formula="of:=([.B70]/100)/(1-([.B70]/100))" office:value-type="float" office:value="2.03030303030303">
            <text:p>2.0303</text:p>
          </table:table-cell>
          <table:table-cell table:formula="of:=LN([.C70])" office:value-type="float" office:value="0.708185057924486">
            <text:p>0.7082</text:p>
          </table:table-cell>
          <table:table-cell table:formula="of:=LOG([.C70];2)" office:value-type="float" office:value="1.02169507109932">
            <text:p>1.02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>
            <text:p>68</text:p>
          </table:table-cell>
          <table:table-cell table:formula="of:=([.B71]/100)/(1-([.B71]/100))" office:value-type="float" office:value="2.125">
            <text:p>2.1250</text:p>
          </table:table-cell>
          <table:table-cell table:formula="of:=LN([.C71])" office:value-type="float" office:value="0.75377180237638">
            <text:p>0.7538</text:p>
          </table:table-cell>
          <table:table-cell table:formula="of:=LOG([.C71];2)" office:value-type="float" office:value="1.08746284125034">
            <text:p>1.087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>
            <text:p>69</text:p>
          </table:table-cell>
          <table:table-cell table:formula="of:=([.B72]/100)/(1-([.B72]/100))" office:value-type="float" office:value="2.2258064516129">
            <text:p>2.2258</text:p>
          </table:table-cell>
          <table:table-cell table:formula="of:=LN([.C72])" office:value-type="float" office:value="0.800119300112113">
            <text:p>0.8001</text:p>
          </table:table-cell>
          <table:table-cell table:formula="of:=LOG([.C72];2)" office:value-type="float" office:value="1.15432814639129">
            <text:p>1.1543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>
            <text:p>70</text:p>
          </table:table-cell>
          <table:table-cell table:formula="of:=([.B73]/100)/(1-([.B73]/100))" office:value-type="float" office:value="2.33333333333333">
            <text:p>2.3333</text:p>
          </table:table-cell>
          <table:table-cell table:formula="of:=LN([.C73])" office:value-type="float" office:value="0.847297860387203">
            <text:p>0.8473</text:p>
          </table:table-cell>
          <table:table-cell table:formula="of:=LOG([.C73];2)" office:value-type="float" office:value="1.22239242133645">
            <text:p>1.22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>
            <text:p>71</text:p>
          </table:table-cell>
          <table:table-cell table:formula="of:=([.B74]/100)/(1-([.B74]/100))" office:value-type="float" office:value="2.44827586206897">
            <text:p>2.4483</text:p>
          </table:table-cell>
          <table:table-cell table:formula="of:=LN([.C74])" office:value-type="float" office:value="0.895384047054841">
            <text:p>0.8954</text:p>
          </table:table-cell>
          <table:table-cell table:formula="of:=LOG([.C74];2)" office:value-type="float" office:value="1.29176612437711">
            <text:p>1.291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>
            <text:p>72</text:p>
          </table:table-cell>
          <table:table-cell table:formula="of:=([.B75]/100)/(1-([.B75]/100))" office:value-type="float" office:value="2.57142857142857">
            <text:p>2.5714</text:p>
          </table:table-cell>
          <table:table-cell table:formula="of:=LN([.C75])" office:value-type="float" office:value="0.944461608840851">
            <text:p>0.9445</text:p>
          </table:table-cell>
          <table:table-cell table:formula="of:=LOG([.C75];2)" office:value-type="float" office:value="1.36257007938471">
            <text:p>1.362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>
            <text:p>73</text:p>
          </table:table-cell>
          <table:table-cell table:formula="of:=([.B76]/100)/(1-([.B76]/100))" office:value-type="float" office:value="2.7037037037037">
            <text:p>2.7037</text:p>
          </table:table-cell>
          <table:table-cell table:formula="of:=LN([.C76])" office:value-type="float" office:value="0.994622575144062">
            <text:p>0.9946</text:p>
          </table:table-cell>
          <table:table-cell table:formula="of:=LOG([.C76];2)" office:value-type="float" office:value="1.43493705671655">
            <text:p>1.43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>
            <text:p>74</text:p>
          </table:table-cell>
          <table:table-cell table:formula="of:=([.B77]/100)/(1-([.B77]/100))" office:value-type="float" office:value="2.84615384615385">
            <text:p>2.8462</text:p>
          </table:table-cell>
          <table:table-cell table:formula="of:=LN([.C77])" office:value-type="float" office:value="1.04596855518269">
            <text:p>1.0460</text:p>
          </table:table-cell>
          <table:table-cell table:formula="of:=LOG([.C77];2)" office:value-type="float" office:value="1.50901364748786">
            <text:p>1.509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>
            <text:p>75</text:p>
          </table:table-cell>
          <table:table-cell table:formula="of:=([.B78]/100)/(1-([.B78]/100))" office:value-type="float" office:value="3">
            <text:p>3.0000</text:p>
          </table:table-cell>
          <table:table-cell table:formula="of:=LN([.C78])" office:value-type="float" office:value="1.09861228866811">
            <text:p>1.0986</text:p>
          </table:table-cell>
          <table:table-cell table:formula="of:=LOG([.C78];2)" office:value-type="float" office:value="1.58496250072116">
            <text:p>1.58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>
            <text:p>76</text:p>
          </table:table-cell>
          <table:table-cell table:formula="of:=([.B79]/100)/(1-([.B79]/100))" office:value-type="float" office:value="3.16666666666667">
            <text:p>3.1667</text:p>
          </table:table-cell>
          <table:table-cell table:formula="of:=LN([.C79])" office:value-type="float" office:value="1.15267950993839">
            <text:p>1.1527</text:p>
          </table:table-cell>
          <table:table-cell table:formula="of:=LOG([.C79];2)" office:value-type="float" office:value="1.66296501272243">
            <text:p>1.66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>
            <text:p>77</text:p>
          </table:table-cell>
          <table:table-cell table:formula="of:=([.B80]/100)/(1-([.B80]/100))" office:value-type="float" office:value="3.34782608695652">
            <text:p>3.3478</text:p>
          </table:table-cell>
          <table:table-cell table:formula="of:=LN([.C80])" office:value-type="float" office:value="1.20831120592453">
            <text:p>1.2083</text:p>
          </table:table-cell>
          <table:table-cell table:formula="of:=LOG([.C80];2)" office:value-type="float" office:value="1.74322458463789">
            <text:p>1.743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>
            <text:p>78</text:p>
          </table:table-cell>
          <table:table-cell table:formula="of:=([.B81]/100)/(1-([.B81]/100))" office:value-type="float" office:value="3.54545454545455">
            <text:p>3.5455</text:p>
          </table:table-cell>
          <table:table-cell table:formula="of:=LN([.C81])" office:value-type="float" office:value="1.26566637333128">
            <text:p>1.2657</text:p>
          </table:table-cell>
          <table:table-cell table:formula="of:=LOG([.C81];2)" office:value-type="float" office:value="1.82597060022495">
            <text:p>1.82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>
            <text:p>79</text:p>
          </table:table-cell>
          <table:table-cell table:formula="of:=([.B82]/100)/(1-([.B82]/100))" office:value-type="float" office:value="3.76190476190476">
            <text:p>3.7619</text:p>
          </table:table-cell>
          <table:table-cell table:formula="of:=LN([.C82])" office:value-type="float" office:value="1.3249254147436">
            <text:p>1.3249</text:p>
          </table:table-cell>
          <table:table-cell table:formula="of:=LOG([.C82];2)" office:value-type="float" office:value="1.91146332539834">
            <text:p>1.91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>
            <text:p>80</text:p>
          </table:table-cell>
          <table:table-cell table:formula="of:=([.B83]/100)/(1-([.B83]/100))" office:value-type="float" office:value="4">
            <text:p>4.0000</text:p>
          </table:table-cell>
          <table:table-cell table:formula="of:=LN([.C83])" office:value-type="float" office:value="1.38629436111989">
            <text:p>1.3863</text:p>
          </table:table-cell>
          <table:table-cell table:formula="of:=LOG([.C83];2)" office:value-type="float" office:value="2">
            <text:p>2.00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>
            <text:p>81</text:p>
          </table:table-cell>
          <table:table-cell table:formula="of:=([.B84]/100)/(1-([.B84]/100))" office:value-type="float" office:value="4.26315789473684">
            <text:p>4.2632</text:p>
          </table:table-cell>
          <table:table-cell table:formula="of:=LN([.C84])" office:value-type="float" office:value="1.450010175506">
            <text:p>1.4500</text:p>
          </table:table-cell>
          <table:table-cell table:formula="of:=LOG([.C84];2)" office:value-type="float" office:value="2.09192248944104">
            <text:p>2.09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>
            <text:p>82</text:p>
          </table:table-cell>
          <table:table-cell table:formula="of:=([.B85]/100)/(1-([.B85]/100))" office:value-type="float" office:value="4.55555555555555">
            <text:p>4.5556</text:p>
          </table:table-cell>
          <table:table-cell table:formula="of:=LN([.C85])" office:value-type="float" office:value="1.51634748936809">
            <text:p>1.5163</text:p>
          </table:table-cell>
          <table:table-cell table:formula="of:=LOG([.C85];2)" office:value-type="float" office:value="2.18762700317577">
            <text:p>2.1876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>
            <text:p>83</text:p>
          </table:table-cell>
          <table:table-cell table:formula="of:=([.B86]/100)/(1-([.B86]/100))" office:value-type="float" office:value="4.88235294117647">
            <text:p>4.8824</text:p>
          </table:table-cell>
          <table:table-cell table:formula="of:=LN([.C86])" office:value-type="float" office:value="1.58562726374038">
            <text:p>1.5856</text:p>
          </table:table-cell>
          <table:table-cell table:formula="of:=LOG([.C86];2)" office:value-type="float" office:value="2.28757659009658">
            <text:p>2.2876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>
            <text:p>84</text:p>
          </table:table-cell>
          <table:table-cell table:formula="of:=([.B87]/100)/(1-([.B87]/100))" office:value-type="float" office:value="5.25">
            <text:p>5.2500</text:p>
          </table:table-cell>
          <table:table-cell table:formula="of:=LN([.C87])" office:value-type="float" office:value="1.65822807660353">
            <text:p>1.6582</text:p>
          </table:table-cell>
          <table:table-cell table:formula="of:=LOG([.C87];2)" office:value-type="float" office:value="2.39231742277876">
            <text:p>2.39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>
            <text:p>85</text:p>
          </table:table-cell>
          <table:table-cell table:formula="of:=([.B88]/100)/(1-([.B88]/100))" office:value-type="float" office:value="5.66666666666667">
            <text:p>5.6667</text:p>
          </table:table-cell>
          <table:table-cell table:formula="of:=LN([.C88])" office:value-type="float" office:value="1.73460105538811">
            <text:p>1.7346</text:p>
          </table:table-cell>
          <table:table-cell table:formula="of:=LOG([.C88];2)" office:value-type="float" office:value="2.50250034052918">
            <text:p>2.5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>
            <text:p>86</text:p>
          </table:table-cell>
          <table:table-cell table:formula="of:=([.B89]/100)/(1-([.B89]/100))" office:value-type="float" office:value="6.14285714285714">
            <text:p>6.1429</text:p>
          </table:table-cell>
          <table:table-cell table:formula="of:=LN([.C89])" office:value-type="float" office:value="1.81528996663825">
            <text:p>1.8153</text:p>
          </table:table-cell>
          <table:table-cell table:formula="of:=LOG([.C89];2)" office:value-type="float" office:value="2.61890983264449">
            <text:p>2.6189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>
            <text:p>87</text:p>
          </table:table-cell>
          <table:table-cell table:formula="of:=([.B90]/100)/(1-([.B90]/100))" office:value-type="float" office:value="6.69230769230769">
            <text:p>6.6923</text:p>
          </table:table-cell>
          <table:table-cell table:formula="of:=LN([.C90])" office:value-type="float" office:value="1.90095876119305">
            <text:p>1.9010</text:p>
          </table:table-cell>
          <table:table-cell table:formula="of:=LOG([.C90];2)" office:value-type="float" office:value="2.74250377770764">
            <text:p>2.74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>
            <text:p>88</text:p>
          </table:table-cell>
          <table:table-cell table:formula="of:=([.B91]/100)/(1-([.B91]/100))" office:value-type="float" office:value="7.33333333333333">
            <text:p>7.3333</text:p>
          </table:table-cell>
          <table:table-cell table:formula="of:=LN([.C91])" office:value-type="float" office:value="1.99243016469021">
            <text:p>1.9924</text:p>
          </table:table-cell>
          <table:table-cell table:formula="of:=LOG([.C91];2)" office:value-type="float" office:value="2.87446911791614">
            <text:p>2.87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>
            <text:p>89</text:p>
          </table:table-cell>
          <table:table-cell table:formula="of:=([.B92]/100)/(1-([.B92]/100))" office:value-type="float" office:value="8.09090909090909">
            <text:p>8.0909</text:p>
          </table:table-cell>
          <table:table-cell table:formula="of:=LN([.C92])" office:value-type="float" office:value="2.09074109693377">
            <text:p>2.0907</text:p>
          </table:table-cell>
          <table:table-cell table:formula="of:=LOG([.C92];2)" office:value-type="float" office:value="3.0163018123291">
            <text:p>3.01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>
            <text:p>90</text:p>
          </table:table-cell>
          <table:table-cell table:formula="of:=([.B93]/100)/(1-([.B93]/100))" office:value-type="float" office:value="9">
            <text:p>9.0000</text:p>
          </table:table-cell>
          <table:table-cell table:formula="of:=LN([.C93])" office:value-type="float" office:value="2.19722457733622">
            <text:p>2.1972</text:p>
          </table:table-cell>
          <table:table-cell table:formula="of:=LOG([.C93];2)" office:value-type="float" office:value="3.16992500144231">
            <text:p>3.1699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>
            <text:p>91</text:p>
          </table:table-cell>
          <table:table-cell table:formula="of:=([.B94]/100)/(1-([.B94]/100))" office:value-type="float" office:value="10.1111111111111">
            <text:p>10.1111</text:p>
          </table:table-cell>
          <table:table-cell table:formula="of:=LN([.C94])" office:value-type="float" office:value="2.31363492918063">
            <text:p>2.3136</text:p>
          </table:table-cell>
          <table:table-cell table:formula="of:=LOG([.C94];2)" office:value-type="float" office:value="3.33786963875638">
            <text:p>3.33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>
            <text:p>92</text:p>
          </table:table-cell>
          <table:table-cell table:formula="of:=([.B95]/100)/(1-([.B95]/100))" office:value-type="float" office:value="11.5">
            <text:p>11.5000</text:p>
          </table:table-cell>
          <table:table-cell table:formula="of:=LN([.C95])" office:value-type="float" office:value="2.44234703536921">
            <text:p>2.4423</text:p>
          </table:table-cell>
          <table:table-cell table:formula="of:=LOG([.C95];2)" office:value-type="float" office:value="3.52356195605701">
            <text:p>3.5236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>
            <text:p>93</text:p>
          </table:table-cell>
          <table:table-cell table:formula="of:=([.B96]/100)/(1-([.B96]/100))" office:value-type="float" office:value="13.2857142857143">
            <text:p>13.2857</text:p>
          </table:table-cell>
          <table:table-cell table:formula="of:=LN([.C96])" office:value-type="float" office:value="2.58668934409794">
            <text:p>2.5867</text:p>
          </table:table-cell>
          <table:table-cell table:formula="of:=LOG([.C96];2)" office:value-type="float" office:value="3.73180388905043">
            <text:p>3.7318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>
            <text:p>94</text:p>
          </table:table-cell>
          <table:table-cell table:formula="of:=([.B97]/100)/(1-([.B97]/100))" office:value-type="float" office:value="15.6666666666667">
            <text:p>15.6667</text:p>
          </table:table-cell>
          <table:table-cell table:formula="of:=LN([.C97])" office:value-type="float" office:value="2.75153531304195">
            <text:p>2.7515</text:p>
          </table:table-cell>
          <table:table-cell table:formula="of:=LOG([.C97];2)" office:value-type="float" office:value="3.96962635095648">
            <text:p>3.9696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">
            <text:p>95</text:p>
          </table:table-cell>
          <table:table-cell table:formula="of:=([.B98]/100)/(1-([.B98]/100))" office:value-type="float" office:value="19">
            <text:p>19.0000</text:p>
          </table:table-cell>
          <table:table-cell table:formula="of:=LN([.C98])" office:value-type="float" office:value="2.94443897916644">
            <text:p>2.9444</text:p>
          </table:table-cell>
          <table:table-cell table:formula="of:=LOG([.C98];2)" office:value-type="float" office:value="4.24792751344358">
            <text:p>4.2479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">
            <text:p>96</text:p>
          </table:table-cell>
          <table:table-cell table:formula="of:=([.B99]/100)/(1-([.B99]/100))" office:value-type="float" office:value="24">
            <text:p>24.0000</text:p>
          </table:table-cell>
          <table:table-cell table:formula="of:=LN([.C99])" office:value-type="float" office:value="3.17805383034794">
            <text:p>3.1781</text:p>
          </table:table-cell>
          <table:table-cell table:formula="of:=LOG([.C99];2)" office:value-type="float" office:value="4.58496250072116">
            <text:p>4.58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>
            <text:p>97</text:p>
          </table:table-cell>
          <table:table-cell table:formula="of:=([.B100]/100)/(1-([.B100]/100))" office:value-type="float" office:value="32.3333333333333">
            <text:p>32.3333</text:p>
          </table:table-cell>
          <table:table-cell table:formula="of:=LN([.C100])" office:value-type="float" office:value="3.47609868983527">
            <text:p>3.4761</text:p>
          </table:table-cell>
          <table:table-cell table:formula="of:=LOG([.C100];2)" office:value-type="float" office:value="5.01495034146597">
            <text:p>5.01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>
            <text:p>98</text:p>
          </table:table-cell>
          <table:table-cell table:formula="of:=([.B101]/100)/(1-([.B101]/100))" office:value-type="float" office:value="49">
            <text:p>49.0000</text:p>
          </table:table-cell>
          <table:table-cell table:formula="of:=LN([.C101])" office:value-type="float" office:value="3.89182029811063">
            <text:p>3.8918</text:p>
          </table:table-cell>
          <table:table-cell table:formula="of:=LOG([.C101];2)" office:value-type="float" office:value="5.61470984411521">
            <text:p>5.61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>
            <text:p>99</text:p>
          </table:table-cell>
          <table:table-cell table:formula="of:=([.B102]/100)/(1-([.B102]/100))" office:value-type="float" office:value="98.9999999999999">
            <text:p>99.0000</text:p>
          </table:table-cell>
          <table:table-cell table:formula="of:=LN([.C102])" office:value-type="float" office:value="4.59511985013459">
            <text:p>4.5951</text:p>
          </table:table-cell>
          <table:table-cell table:formula="of:=LOG([.C102];2)" office:value-type="float" office:value="6.62935662007961">
            <text:p>6.6294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.9999">
            <text:p>99.9999</text:p>
          </table:table-cell>
          <table:table-cell table:formula="of:=([.B103]/100)/(1-([.B103]/100))" office:value-type="float" office:value="999998.999971244">
            <text:p>999999.0000</text:p>
          </table:table-cell>
          <table:table-cell table:formula="of:=LN([.C103])" office:value-type="float" office:value="13.815509557935">
            <text:p>13.8155</text:p>
          </table:table-cell>
          <table:table-cell table:formula="of:=LOG([.C103];2)" office:value-type="float" office:value="19.9315671265869">
            <text:p>19.9316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Klaser</meta:initial-creator>
    <meta:creation-date>2013-12-10T17:41:54</meta:creation-date>
    <dc:date>2013-12-10T18:28:35</dc:date>
    <dc:creator>Rafael Klaser</dc:creator>
    <meta:editing-duration>P0D</meta:editing-duration>
    <meta:editing-cycles>2</meta:editing-cycles>
    <meta:generator>LibreOffice/3.5$Linux_x86 LibreOffice_project/350m1$Build-2</meta:generator>
    <meta:document-statistic meta:table-count="3" meta:cell-count="416" meta:object-count="0"/>
  </office:meta>
</office:document-meta>
</file>